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emigos" style:family="table">
      <style:table-properties style:width="17.013cm" fo:margin-left="0cm" table:align="left"/>
    </style:style>
    <style:style style:name="Enemigos.A" style:family="table-column">
      <style:table-column-properties style:column-width="2.441cm"/>
    </style:style>
    <style:style style:name="Enemigos.B" style:family="table-column">
      <style:table-column-properties style:column-width="2.445cm"/>
    </style:style>
    <style:style style:name="Enemigos.D" style:family="table-column">
      <style:table-column-properties style:column-width="2.443cm"/>
    </style:style>
    <style:style style:name="Enemigos.E" style:family="table-column">
      <style:table-column-properties style:column-width="2.379cm"/>
    </style:style>
    <style:style style:name="Enemigos.F" style:family="table-column">
      <style:table-column-properties style:column-width="2.378cm"/>
    </style:style>
    <style:style style:name="Enemigos.G" style:family="table-column">
      <style:table-column-properties style:column-width="2.482cm"/>
    </style:style>
    <style:style style:name="Enemigos.A1" style:family="table-cell">
      <style:table-cell-properties fo:padding="0.097cm" fo:border-left="0.05pt solid #000000" fo:border-right="none" fo:border-top="0.05pt solid #000000" fo:border-bottom="0.05pt solid #000000"/>
    </style:style>
    <style:style style:name="Enemigos.G1" style:family="table-cell">
      <style:table-cell-properties fo:padding="0.097cm" fo:border="0.05pt solid #000000"/>
    </style:style>
    <style:style style:name="Enemigos.A2" style:family="table-cell">
      <style:table-cell-properties fo:padding="0.097cm" fo:border-left="0.05pt solid #000000" fo:border-right="none" fo:border-top="none" fo:border-bottom="0.05pt solid #000000"/>
    </style:style>
    <style:style style:name="Enemigos.G2" style:family="table-cell">
      <style:table-cell-properties fo:padding="0.097cm" fo:border-left="0.05pt solid #000000" fo:border-right="0.05pt solid #000000" fo:border-top="none" fo:border-bottom="0.05pt solid #000000"/>
    </style:style>
    <style:style style:name="Olas" style:family="table">
      <style:table-properties style:width="17cm" table:align="margins"/>
    </style:style>
    <style:style style:name="Olas.A" style:family="table-column">
      <style:table-column-properties style:column-width="2.833cm" style:rel-column-width="10922*"/>
    </style:style>
    <style:style style:name="Olas.F" style:family="table-column">
      <style:table-column-properties style:column-width="2.835cm" style:rel-column-width="10925*"/>
    </style:style>
    <style:style style:name="Olas.A1" style:family="table-cell">
      <style:table-cell-properties fo:padding="0.097cm" fo:border-left="0.05pt solid #000000" fo:border-right="none" fo:border-top="0.05pt solid #000000" fo:border-bottom="0.05pt solid #000000"/>
    </style:style>
    <style:style style:name="Olas.F1" style:family="table-cell">
      <style:table-cell-properties fo:padding="0.097cm" fo:border="0.05pt solid #000000"/>
    </style:style>
    <style:style style:name="Olas.A2" style:family="table-cell">
      <style:table-cell-properties fo:padding="0.097cm" fo:border-left="0.05pt solid #000000" fo:border-right="none" fo:border-top="none" fo:border-bottom="0.05pt solid #000000"/>
    </style:style>
    <style:style style:name="Olas.F2" style:family="table-cell">
      <style:table-cell-properties fo:padding="0.097cm" fo:border-left="0.05pt solid #000000" fo:border-right="0.05pt solid #000000" fo:border-top="none" fo:border-bottom="0.05pt solid #000000"/>
    </style:style>
    <style:style style:name="Mecánicas" style:family="table">
      <style:table-properties style:width="17cm" table:align="margins"/>
    </style:style>
    <style:style style:name="Mecánicas.A" style:family="table-column">
      <style:table-column-properties style:column-width="3.401cm" style:rel-column-width="13107*"/>
    </style:style>
    <style:style style:name="Mecánic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cánicas.E1" style:family="table-cell">
      <style:table-cell-properties fo:padding="0.097cm" fo:border="0.05pt solid #000000"/>
    </style:style>
    <style:style style:name="Mecánicas.A2" style:family="table-cell">
      <style:table-cell-properties fo:padding="0.097cm" fo:border-left="0.05pt solid #000000" fo:border-right="none" fo:border-top="none" fo:border-bottom="0.05pt solid #000000"/>
    </style:style>
    <style:style style:name="Mecánicas.E2" style:family="table-cell">
      <style:table-cell-properties fo:padding="0.097cm" fo:border-left="0.05pt solid #000000" fo:border-right="0.05pt solid #000000" fo:border-top="none" fo:border-bottom="0.05pt solid #000000"/>
    </style:style>
    <style:style style:name="Preparación" style:family="table">
      <style:table-properties style:width="17.013cm" fo:margin-left="0cm" table:align="left"/>
    </style:style>
    <style:style style:name="Preparación.A" style:family="table-column">
      <style:table-column-properties style:column-width="4.249cm"/>
    </style:style>
    <style:style style:name="Preparación.B" style:family="table-column">
      <style:table-column-properties style:column-width="5.355cm"/>
    </style:style>
    <style:style style:name="Preparación.C" style:family="table-column">
      <style:table-column-properties style:column-width="3.145cm"/>
    </style:style>
    <style:style style:name="Preparación.D" style:family="table-column">
      <style:table-column-properties style:column-width="4.263cm"/>
    </style:style>
    <style:style style:name="Pre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Preparación.D1" style:family="table-cell">
      <style:table-cell-properties fo:padding="0.097cm" fo:border="0.05pt solid #000000"/>
    </style:style>
    <style:style style:name="Preparación.A2" style:family="table-cell">
      <style:table-cell-properties fo:padding="0.097cm" fo:border-left="0.05pt solid #000000" fo:border-right="none" fo:border-top="none" fo:border-bottom="0.05pt solid #000000"/>
    </style:style>
    <style:style style:name="Preparación.D2" style:family="table-cell">
      <style:table-cell-properties fo:padding="0.097cm" fo:border-left="0.05pt solid #000000" fo:border-right="0.05pt solid #000000" fo:border-top="none" fo:border-bottom="0.05pt solid #000000"/>
    </style:style>
    <style:style style:name="Score" style:family="table">
      <style:table-properties style:width="17cm" table:align="margins"/>
    </style:style>
    <style:style style:name="Score.A" style:family="table-column">
      <style:table-column-properties style:column-width="5.667cm" style:rel-column-width="21845*"/>
    </style:style>
    <style:style style:name="Score.A1" style:family="table-cell">
      <style:table-cell-properties fo:padding="0.097cm" fo:border-left="0.05pt solid #000000" fo:border-right="none" fo:border-top="0.05pt solid #000000" fo:border-bottom="0.05pt solid #000000"/>
    </style:style>
    <style:style style:name="Score.C1" style:family="table-cell">
      <style:table-cell-properties fo:padding="0.097cm" fo:border="0.05pt solid #000000"/>
    </style:style>
    <style:style style:name="Score.A2" style:family="table-cell">
      <style:table-cell-properties fo:padding="0.097cm" fo:border-left="0.05pt solid #000000" fo:border-right="none" fo:border-top="none" fo:border-bottom="0.05pt solid #000000"/>
    </style:style>
    <style:style style:name="Score.C2" style:family="table-cell">
      <style:table-cell-properties fo:padding="0.097cm" fo:border-left="0.05pt solid #000000" fo:border-right="0.05pt solid #000000" fo:border-top="none" fo:border-bottom="0.05pt solid #000000"/>
    </style:style>
    <style:style style:name="ManáyHabilidades" style:family="table">
      <style:table-properties style:width="17.013cm" fo:margin-left="0cm" table:align="left"/>
    </style:style>
    <style:style style:name="ManáyHabilidades.A" style:family="table-column">
      <style:table-column-properties style:column-width="2.09cm"/>
    </style:style>
    <style:style style:name="ManáyHabilidades.B" style:family="table-column">
      <style:table-column-properties style:column-width="9.243cm"/>
    </style:style>
    <style:style style:name="ManáyHabilidades.C" style:family="table-column">
      <style:table-column-properties style:column-width="5.68cm"/>
    </style:style>
    <style:style style:name="ManáyHabili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ManáyHabilidades.C1" style:family="table-cell">
      <style:table-cell-properties fo:padding="0.097cm" fo:border="0.05pt solid #000000"/>
    </style:style>
    <style:style style:name="ManáyHabilidades.A2" style:family="table-cell">
      <style:table-cell-properties fo:padding="0.097cm" fo:border-left="0.05pt solid #000000" fo:border-right="none" fo:border-top="none" fo:border-bottom="0.05pt solid #000000"/>
    </style:style>
    <style:style style:name="ManáyHabilidades.C2" style:family="table-cell">
      <style:table-cell-properties fo:padding="0.097cm" fo:border-left="0.05pt solid #000000" fo:border-right="0.05pt solid #000000" fo:border-top="none" fo:border-bottom="0.05pt solid #000000"/>
    </style:style>
    <style:style style:name="Mejoras" style:family="table">
      <style:table-properties style:width="17cm" table:align="margins"/>
    </style:style>
    <style:style style:name="Mejoras.A" style:family="table-column">
      <style:table-column-properties style:column-width="4.249cm" style:rel-column-width="16383*"/>
    </style:style>
    <style:style style:name="Mejoras.D" style:family="table-column">
      <style:table-column-properties style:column-width="4.251cm" style:rel-column-width="16386*"/>
    </style:style>
    <style:style style:name="Mejor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joras.D1" style:family="table-cell">
      <style:table-cell-properties fo:padding="0.097cm" fo:border="0.05pt solid #000000"/>
    </style:style>
    <style:style style:name="Mejoras.A2" style:family="table-cell">
      <style:table-cell-properties fo:padding="0.097cm" fo:border-left="0.05pt solid #000000" fo:border-right="none" fo:border-top="none" fo:border-bottom="0.05pt solid #000000"/>
    </style:style>
    <style:style style:name="Mejoras.D2" style:family="table-cell">
      <style:table-cell-properties fo:padding="0.097cm" fo:border-left="0.05pt solid #000000" fo:border-right="0.05pt solid #000000" fo:border-top="none" fo:border-bottom="0.05pt solid #000000"/>
    </style:style>
    <style:style style:name="Niveles" style:family="table">
      <style:table-properties style:width="17cm" table:align="margins"/>
    </style:style>
    <style:style style:name="Niveles.A" style:family="table-column">
      <style:table-column-properties style:column-width="4.249cm" style:rel-column-width="16383*"/>
    </style:style>
    <style:style style:name="Niveles.D" style:family="table-column">
      <style:table-column-properties style:column-width="4.251cm" style:rel-column-width="16386*"/>
    </style:style>
    <style:style style:name="Niveles.A1" style:family="table-cell">
      <style:table-cell-properties fo:padding="0.097cm" fo:border-left="0.05pt solid #000000" fo:border-right="none" fo:border-top="0.05pt solid #000000" fo:border-bottom="0.05pt solid #000000"/>
    </style:style>
    <style:style style:name="Niveles.D1" style:family="table-cell">
      <style:table-cell-properties fo:padding="0.097cm" fo:border="0.05pt solid #000000"/>
    </style:style>
    <style:style style:name="Niveles.A2" style:family="table-cell">
      <style:table-cell-properties fo:padding="0.097cm" fo:border-left="0.05pt solid #000000" fo:border-right="none" fo:border-top="none" fo:border-bottom="0.05pt solid #000000"/>
    </style:style>
    <style:style style:name="Nivel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92a3" officeooo:paragraph-rsid="000639a5"/>
    </style:style>
    <style:style style:name="P2" style:family="paragraph" style:parent-style-name="Standard">
      <style:text-properties officeooo:rsid="002141aa" officeooo:paragraph-rsid="000639a5"/>
    </style:style>
    <style:style style:name="P3" style:family="paragraph" style:parent-style-name="Standard">
      <style:text-properties officeooo:paragraph-rsid="000639a5"/>
    </style:style>
    <style:style style:name="P4" style:family="paragraph" style:parent-style-name="Standard">
      <style:text-properties officeooo:rsid="001d7f23" officeooo:paragraph-rsid="000639a5"/>
    </style:style>
    <style:style style:name="P5" style:family="paragraph" style:parent-style-name="Text_20_body">
      <style:text-properties officeooo:paragraph-rsid="0007a819"/>
    </style:style>
    <style:style style:name="P6" style:family="paragraph" style:parent-style-name="Text_20_body">
      <style:text-properties officeooo:rsid="0008de4c" officeooo:paragraph-rsid="0008de4c"/>
    </style:style>
    <style:style style:name="P7" style:family="paragraph" style:parent-style-name="Text_20_body">
      <style:text-properties officeooo:paragraph-rsid="000a7430"/>
    </style:style>
    <style:style style:name="P8" style:family="paragraph" style:parent-style-name="Text_20_body">
      <style:text-properties officeooo:rsid="001e5670" officeooo:paragraph-rsid="000b36b0"/>
    </style:style>
    <style:style style:name="P9" style:family="paragraph" style:parent-style-name="Text_20_body">
      <style:text-properties officeooo:paragraph-rsid="000dac4a"/>
    </style:style>
    <style:style style:name="P10" style:family="paragraph" style:parent-style-name="Table_20_Contents">
      <style:text-properties officeooo:rsid="0007a819" officeooo:paragraph-rsid="0007a819"/>
    </style:style>
    <style:style style:name="P11" style:family="paragraph" style:parent-style-name="Table_20_Contents">
      <style:text-properties officeooo:rsid="0008de4c" officeooo:paragraph-rsid="0008de4c"/>
    </style:style>
    <style:style style:name="P12" style:family="paragraph" style:parent-style-name="Table_20_Contents">
      <style:text-properties style:font-name="Liberation Sans" fo:font-size="16.1000003814697pt" style:font-name-asian="Microsoft YaHei" style:font-size-asian="16.1000003814697pt" style:font-name-complex="Arial" style:font-size-complex="16.1000003814697pt"/>
    </style:style>
    <style:style style:name="P13" style:family="paragraph" style:parent-style-name="Table_20_Contents">
      <style:text-properties style:font-name="Liberation Sans" fo:font-size="16.1000003814697pt" officeooo:rsid="000a7430" officeooo:paragraph-rsid="000a7430" style:font-name-asian="Microsoft YaHei" style:font-size-asian="16.1000003814697pt" style:font-name-complex="Arial" style:font-size-complex="16.1000003814697pt"/>
    </style:style>
    <style:style style:name="P14" style:family="paragraph" style:parent-style-name="Table_20_Contents">
      <style:text-properties style:font-name="Liberation Sans" fo:font-size="16.1000003814697pt" officeooo:rsid="000c8de2" officeooo:paragraph-rsid="000c8de2" style:font-name-asian="Microsoft YaHei" style:font-size-asian="16.1000003814697pt" style:font-name-complex="Arial" style:font-size-complex="16.1000003814697pt"/>
    </style:style>
    <style:style style:name="P15" style:family="paragraph" style:parent-style-name="Table_20_Contents">
      <style:text-properties officeooo:rsid="000a7430" officeooo:paragraph-rsid="000a7430"/>
    </style:style>
    <style:style style:name="P16" style:family="paragraph" style:parent-style-name="Table_20_Contents">
      <style:text-properties officeooo:rsid="000b36b0" officeooo:paragraph-rsid="000b36b0"/>
    </style:style>
    <style:style style:name="P17" style:family="paragraph" style:parent-style-name="Table_20_Contents">
      <style:text-properties officeooo:rsid="000c8de2" officeooo:paragraph-rsid="000c8de2"/>
    </style:style>
    <style:style style:name="P18" style:family="paragraph" style:parent-style-name="Table_20_Contents">
      <style:text-properties officeooo:rsid="000dac4a" officeooo:paragraph-rsid="000dac4a"/>
    </style:style>
    <style:style style:name="P19" style:family="paragraph" style:parent-style-name="Table_20_Contents">
      <style:text-properties officeooo:rsid="000eec47" officeooo:paragraph-rsid="000eec47"/>
    </style:style>
    <style:style style:name="P20" style:family="paragraph" style:parent-style-name="Table_20_Contents">
      <style:text-properties officeooo:rsid="00102ccc" officeooo:paragraph-rsid="00102ccc"/>
    </style:style>
    <style:style style:name="P21" style:family="paragraph" style:parent-style-name="Heading_20_2">
      <style:text-properties officeooo:rsid="0007a819" officeooo:paragraph-rsid="0007a819"/>
    </style:style>
    <style:style style:name="P22" style:family="paragraph" style:parent-style-name="Heading_20_2">
      <style:text-properties officeooo:rsid="0008de4c" officeooo:paragraph-rsid="0008de4c"/>
    </style:style>
    <style:style style:name="P23" style:family="paragraph" style:parent-style-name="Heading_20_2">
      <style:text-properties officeooo:rsid="000a7430" officeooo:paragraph-rsid="000a7430"/>
    </style:style>
    <style:style style:name="P24" style:family="paragraph" style:parent-style-name="Heading_20_2">
      <style:text-properties officeooo:rsid="000b36b0" officeooo:paragraph-rsid="000b36b0"/>
    </style:style>
    <style:style style:name="P25" style:family="paragraph" style:parent-style-name="Heading_20_2">
      <style:text-properties officeooo:rsid="000c8de2" officeooo:paragraph-rsid="000c8de2"/>
    </style:style>
    <style:style style:name="P26" style:family="paragraph" style:parent-style-name="Heading_20_2">
      <style:text-properties officeooo:paragraph-rsid="000c8de2"/>
    </style:style>
    <style:style style:name="P27" style:family="paragraph" style:parent-style-name="Heading_20_2">
      <style:text-properties officeooo:rsid="000dac4a" officeooo:paragraph-rsid="000dac4a"/>
    </style:style>
    <style:style style:name="T1" style:family="text">
      <style:text-properties officeooo:rsid="000a7430"/>
    </style:style>
    <style:style style:name="T2" style:family="text">
      <style:text-properties officeooo:rsid="000b3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Enemigos</text:h>
      <table:table table:name="Enemigos" table:style-name="Enemigos">
        <table:table-column table:style-name="Enemigos.A"/>
        <table:table-column table:style-name="Enemigos.B" table:number-columns-repeated="2"/>
        <table:table-column table:style-name="Enemigos.D"/>
        <table:table-column table:style-name="Enemigos.E"/>
        <table:table-column table:style-name="Enemigos.F"/>
        <table:table-column table:style-name="Enemigos.G"/>
        <table:table-row>
          <table:table-cell table:style-name="Enemigos.A1" office:value-type="string">
            <text:p text:style-name="P10">ID</text:p>
          </table:table-cell>
          <table:table-cell table:style-name="Enemigos.A1" office:value-type="string">
            <text:p text:style-name="P10">Nombre</text:p>
          </table:table-cell>
          <table:table-cell table:style-name="Enemigos.A1" office:value-type="string">
            <text:p text:style-name="P10">Descripción</text:p>
          </table:table-cell>
          <table:table-cell table:style-name="Enemigos.A1" office:value-type="string">
            <text:p text:style-name="P10">Vida</text:p>
          </table:table-cell>
          <table:table-cell table:style-name="Enemigos.A1" office:value-type="string">
            <text:p text:style-name="P10">Ataque</text:p>
          </table:table-cell>
          <table:table-cell table:style-name="Enemigos.A1" office:value-type="string">
            <text:p text:style-name="P10">Velocidad</text:p>
          </table:table-cell>
          <table:table-cell table:style-name="Enemigos.G1" office:value-type="string">
            <text:p text:style-name="P10">Especial</text:p>
          </table:table-cell>
        </table:table-row>
        <table:table-row>
          <table:table-cell table:style-name="Enemigos.A2" office:value-type="string">
            <text:p text:style-name="P10">1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Débil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2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Básic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3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Pequeño pero gran cantidad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4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5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Tanque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6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Veloz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7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Curander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Cura enemigos</text:p>
          </table:table-cell>
        </table:table-row>
        <table:table-row>
          <table:table-cell table:style-name="Enemigos.A2" office:value-type="string">
            <text:p text:style-name="P10">8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Semi-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Boss intermedio</text:p>
          </table:table-cell>
        </table:table-row>
        <table:table-row>
          <table:table-cell table:style-name="Enemigos.A2" office:value-type="string">
            <text:p text:style-name="P10">9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Submarin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Inatacable en el agua</text:p>
          </table:table-cell>
        </table:table-row>
        <table:table-row>
          <table:table-cell table:style-name="Enemigos.A2" office:value-type="string">
            <text:p text:style-name="P10">10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Volador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Volador</text:p>
          </table:table-cell>
        </table:table-row>
      </table:table>
      <text:p text:style-name="P5">http://kingdomrushtd.wikia.com/wiki/Category:Enemies</text:p>
      <text:h text:style-name="P21" text:outline-level="2">Olas</text:h>
      <table:table table:name="Olas" table:style-name="Olas">
        <table:table-column table:style-name="Olas.A" table:number-columns-repeated="5"/>
        <table:table-column table:style-name="Olas.F"/>
        <table:table-row>
          <table:table-cell table:style-name="Olas.A1" office:value-type="string">
            <text:p text:style-name="P10">ID OLA</text:p>
          </table:table-cell>
          <table:table-cell table:style-name="Olas.A1" office:value-type="string">
            <text:p text:style-name="P10">Id Enemigo</text:p>
          </table:table-cell>
          <table:table-cell table:style-name="Olas.A1" office:value-type="string">
            <text:p text:style-name="P10">Ratio Spawn (cada x seg)</text:p>
          </table:table-cell>
          <table:table-cell table:style-name="Olas.A1" office:value-type="string">
            <text:p text:style-name="P10">Id Enemigo</text:p>
          </table:table-cell>
          <table:table-cell table:style-name="Olas.A1" office:value-type="string">
            <text:p text:style-name="P10">Ratio Spwan</text:p>
          </table:table-cell>
          <table:table-cell table:style-name="Olas.F1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1</text:p>
          </table:table-cell>
          <table:table-cell table:style-name="Olas.A2" office:value-type="string">
            <text:p text:style-name="P10">1</text:p>
          </table:table-cell>
          <table:table-cell table:style-name="Olas.A2" office:value-type="string">
            <text:p text:style-name="P11">3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2</text:p>
          </table:table-cell>
          <table:table-cell table:style-name="Olas.A2" office:value-type="string">
            <text:p text:style-name="P11">1</text:p>
          </table:table-cell>
          <table:table-cell table:style-name="Olas.A2" office:value-type="string">
            <text:p text:style-name="P11">1.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3</text:p>
          </table:table-cell>
          <table:table-cell table:style-name="Olas.A2" office:value-type="string">
            <text:p text:style-name="P11">1</text:p>
          </table:table-cell>
          <table:table-cell table:style-name="Olas.A2" office:value-type="string">
            <text:p text:style-name="P11">2</text:p>
          </table:table-cell>
          <table:table-cell table:style-name="Olas.A2" office:value-type="string">
            <text:p text:style-name="P11">2</text:p>
          </table:table-cell>
          <table:table-cell table:style-name="Olas.A2" office:value-type="string">
            <text:p text:style-name="P11">4</text:p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4</text:p>
          </table:table-cell>
          <table:table-cell table:style-name="Olas.A2" office:value-type="string">
            <text:p text:style-name="P11">3</text:p>
          </table:table-cell>
          <table:table-cell table:style-name="Olas.A2" office:value-type="string">
            <text:p text:style-name="P11">0,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6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7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9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</table:table>
      <text:p text:style-name="P5"/>
      <text:p text:style-name="P6">Se puede iterar con los tipos que tengamos aumentando el ratio o los stats.</text:p>
      <text:p text:style-name="P6">En principio solo jugamos con los ratios pero podríamos expandirlo mejorando los stats de los enemigos (cambiar los colores de los enemigos).</text:p>
      <text:p text:style-name="P2"/>
      <text:p text:style-name="P4"/>
      <text:p text:style-name="P4"/>
      <text:p text:style-name="P4"/>
      <text:h text:style-name="P22" text:outline-level="2"><text:soft-page-break/>Mecánicas</text:h>
      <table:table table:name="Mecánicas" table:style-name="Mecánicas">
        <table:table-column table:style-name="Mecánicas.A" table:number-columns-repeated="5"/>
        <table:table-row>
          <table:table-cell table:style-name="Mecánicas.A1" office:value-type="string">
            <text:p text:style-name="P17">Desarrollo</text:p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E1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1</text:p>
          </table:table-cell>
          <table:table-cell table:style-name="Mecánicas.A2" office:value-type="string">
            <text:p text:style-name="P17">Habilidades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2</text:p>
          </table:table-cell>
          <table:table-cell table:style-name="Mecánicas.A2" office:value-type="string">
            <text:p text:style-name="P17">Jugar Con una torre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3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4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</table:table>
      <text:h text:style-name="P23" text:outline-level="2">Fase Preparación</text:h>
      <table:table table:name="Preparación" table:style-name="Preparación">
        <table:table-column table:style-name="Preparación.A"/>
        <table:table-column table:style-name="Preparación.B"/>
        <table:table-column table:style-name="Preparación.C"/>
        <table:table-column table:style-name="Preparación.D"/>
        <table:table-row>
          <table:table-cell table:style-name="Preparación.A1" office:value-type="string">
            <text:p text:style-name="P13">Desarrollo</text:p>
          </table:table-cell>
          <table:table-cell table:style-name="Preparación.A1" office:value-type="string">
            <text:p text:style-name="P13">Características</text:p>
          </table:table-cell>
          <table:table-cell table:style-name="Preparación.A1" office:value-type="string">
            <text:p text:style-name="P12"/>
          </table:table-cell>
          <table:table-cell table:style-name="Preparación.D1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1</text:p>
          </table:table-cell>
          <table:table-cell table:style-name="Preparación.A2" office:value-type="string">
            <text:p text:style-name="P12">----- <text:span text:style-name="T1">NADA -----</text:span>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2</text:p>
          </table:table-cell>
          <table:table-cell table:style-name="Preparación.A2" office:value-type="string">
            <text:p text:style-name="P13">Temporizador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3</text:p>
          </table:table-cell>
          <table:table-cell table:style-name="Preparación.A2" office:value-type="string">
            <text:p text:style-name="P13">Árbol de Desarrollo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4</text:p>
          </table:table-cell>
          <table:table-cell table:style-name="Preparación.A2" office:value-type="string">
            <text:p text:style-name="P13">Fases Cortas con Tiempo, largas sin tiempo y con árbol.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4">5</text:p>
          </table:table-cell>
          <table:table-cell table:style-name="Preparación.A2" office:value-type="string">
            <text:p text:style-name="P14">Escenarios Separados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</table:table>
      <text:h text:style-name="P23" text:outline-level="2">Score</text:h>
      <table:table table:name="Score" table:style-name="Score">
        <table:table-column table:style-name="Score.A" table:number-columns-repeated="3"/>
        <table:table-row>
          <table:table-cell table:style-name="Score.A1" office:value-type="string">
            <text:p text:style-name="P15">Desarrollo</text:p>
          </table:table-cell>
          <table:table-cell table:style-name="Score.A1" office:value-type="string">
            <text:p text:style-name="Table_20_Contents"/>
          </table:table-cell>
          <table:table-cell table:style-name="Score.C1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15">1</text:p>
          </table:table-cell>
          <table:table-cell table:style-name="Score.A2" office:value-type="string">
            <text:p text:style-name="P15">Dinero</text:p>
          </table:table-cell>
          <table:table-cell table:style-name="Score.C2" office:value-type="string">
            <text:p text:style-name="P15">Eliminando enemigos </text:p>
          </table:table-cell>
        </table:table-row>
        <table:table-row>
          <table:table-cell table:style-name="Score.A2" office:value-type="string">
            <text:p text:style-name="P15">2</text:p>
          </table:table-cell>
          <table:table-cell table:style-name="Score.A2" office:value-type="string">
            <text:p text:style-name="Table_20_Contents">– <text:span text:style-name="T1">NADA –</text:span></text:p>
          </table:table-cell>
          <table:table-cell table:style-name="Score.C2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15">3</text:p>
          </table:table-cell>
          <table:table-cell table:style-name="Score.A2" office:value-type="string">
            <text:p text:style-name="P15">+Experiencia</text:p>
          </table:table-cell>
          <table:table-cell table:style-name="Score.C2" office:value-type="string">
            <text:p text:style-name="P15">Las torres reciben experiencia (huecos de torre)</text:p>
          </table:table-cell>
        </table:table-row>
        <table:table-row>
          <table:table-cell table:style-name="Score.A2" office:value-type="string">
            <text:p text:style-name="P15">4</text:p>
          </table:table-cell>
          <table:table-cell table:style-name="Score.A2" office:value-type="string">
            <text:p text:style-name="P15">Experiencia</text:p>
          </table:table-cell>
          <table:table-cell table:style-name="Score.C2" office:value-type="string">
            <text:p text:style-name="P15">Los cangrejos reciben experiencia</text:p>
          </table:table-cell>
        </table:table-row>
        <table:table-row>
          <table:table-cell table:style-name="Score.A2" office:value-type="string">
            <text:p text:style-name="P15">5</text:p>
          </table:table-cell>
          <table:table-cell table:style-name="Score.A2" office:value-type="string">
            <text:p text:style-name="P16">Estrella por Nivel</text:p>
            <text:p text:style-name="P20">Relacionado con</text:p>
            <text:p text:style-name="P20">Modo Facil-Medio-Dificil</text:p>
          </table:table-cell>
          <table:table-cell table:style-name="Score.C2" office:value-type="string">
            <text:p text:style-name="Table_20_Contents">-<text:span text:style-name="T2">Completar</text:span></text:p>
            <text:p text:style-name="Table_20_Contents">-<text:span text:style-name="T2">Completar sin barrera Destruida</text:span></text:p>
            <text:p text:style-name="Table_20_Contents">-<text:span text:style-name="T2">Completar sin Habilidades</text:span></text:p>
          </table:table-cell>
        </table:table-row>
        <table:table-row>
          <table:table-cell table:style-name="Score.A2" office:value-type="string">
            <text:p text:style-name="P17">6</text:p>
          </table:table-cell>
          <table:table-cell table:style-name="Score.A2" office:value-type="string">
            <text:p text:style-name="P17">Logros</text:p>
          </table:table-cell>
          <table:table-cell table:style-name="Score.C2" office:value-type="string">
            <text:p text:style-name="P17"/>
          </table:table-cell>
        </table:table-row>
      </table:table>
      <text:p text:style-name="P7"/>
      <text:h text:style-name="P24" text:outline-level="2">Maná y Habilidades</text:h>
      <table:table table:name="ManáyHabilidades" table:style-name="ManáyHabilidades">
        <table:table-column table:style-name="ManáyHabilidades.A"/>
        <table:table-column table:style-name="ManáyHabilidades.B"/>
        <table:table-column table:style-name="ManáyHabilidades.C"/>
        <table:table-row>
          <table:table-cell table:style-name="ManáyHabilidades.A1" office:value-type="string">
            <text:p text:style-name="P16">Desarrollo</text:p>
          </table:table-cell>
          <table:table-cell table:style-name="ManáyHabilidades.A1" office:value-type="string">
            <text:p text:style-name="P16"/>
          </table:table-cell>
          <table:table-cell table:style-name="ManáyHabilidades.C1" office:value-type="string">
            <text:p text:style-name="Table_20_Contents"/>
          </table:table-cell>
        </table:table-row>
        <table:table-row>
          <table:table-cell table:style-name="ManáyHabilidades.A2" office:value-type="string">
            <text:p text:style-name="P16">1</text:p>
          </table:table-cell>
          <table:table-cell table:style-name="ManáyHabilidades.A2" office:value-type="string">
            <text:p text:style-name="P16">Habilidades Básicas con Temporizador</text:p>
          </table:table-cell>
          <table:table-cell table:style-name="ManáyHabilidades.C2" office:value-type="string">
            <text:p text:style-name="P16">Sin Maná</text:p>
          </table:table-cell>
        </table:table-row>
        <table:table-row>
          <table:table-cell table:style-name="ManáyHabilidades.A2" office:value-type="string">
            <text:p text:style-name="P16">2</text:p>
          </table:table-cell>
          <table:table-cell table:style-name="ManáyHabilidades.A2" office:value-type="string">
            <text:p text:style-name="P16">Habilidades Básicas Con Mejora de Stats</text:p>
          </table:table-cell>
          <table:table-cell table:style-name="ManáyHabilidades.C2" office:value-type="string">
            <text:p text:style-name="P16">Sin Maná</text:p>
          </table:table-cell>
        </table:table-row>
        <text:soft-page-break/>
        <table:table-row>
          <table:table-cell table:style-name="ManáyHabilidades.A2" office:value-type="string">
            <text:p text:style-name="P16">3</text:p>
          </table:table-cell>
          <table:table-cell table:style-name="ManáyHabilidades.A2" office:value-type="string">
            <text:p text:style-name="P16">--NADA--</text:p>
          </table:table-cell>
          <table:table-cell table:style-name="ManáyHabilidades.C2" office:value-type="string">
            <text:p text:style-name="P16">Maná</text:p>
          </table:table-cell>
        </table:table-row>
        <table:table-row>
          <table:table-cell table:style-name="ManáyHabilidades.A2" office:value-type="string">
            <text:p text:style-name="P16">4</text:p>
          </table:table-cell>
          <table:table-cell table:style-name="ManáyHabilidades.A2" office:value-type="string">
            <text:p text:style-name="P16">Habilidades Intercambiables</text:p>
          </table:table-cell>
          <table:table-cell table:style-name="ManáyHabilidades.C2" office:value-type="string">
            <text:p text:style-name="P16">--NADA--</text:p>
          </table:table-cell>
        </table:table-row>
        <table:table-row>
          <table:table-cell table:style-name="ManáyHabilidades.A2" office:value-type="string">
            <text:p text:style-name="P16">5</text:p>
          </table:table-cell>
          <table:table-cell table:style-name="ManáyHabilidades.A2" office:value-type="string">
            <text:p text:style-name="P16">– NADA –</text:p>
          </table:table-cell>
          <table:table-cell table:style-name="ManáyHabilidades.C2" office:value-type="string">
            <text:p text:style-name="P16">Mejoras de Maná</text:p>
          </table:table-cell>
        </table:table-row>
        <table:table-row>
          <table:table-cell table:style-name="ManáyHabilidades.A2" office:value-type="string">
            <text:p text:style-name="P16">6</text:p>
          </table:table-cell>
          <table:table-cell table:style-name="ManáyHabilidades.A2" office:value-type="string">
            <text:p text:style-name="P16">Niveles de Habilidades</text:p>
          </table:table-cell>
          <table:table-cell table:style-name="ManáyHabilidades.C2" office:value-type="string">
            <text:p text:style-name="P16">– NADA –</text:p>
          </table:table-cell>
        </table:table-row>
      </table:table>
      <text:p text:style-name="P8"/>
      <text:h text:style-name="P25" text:outline-level="2">Mejoras</text:h>
      <table:table table:name="Mejoras" table:style-name="Mejoras">
        <table:table-column table:style-name="Mejoras.A" table:number-columns-repeated="3"/>
        <table:table-column table:style-name="Mejoras.D"/>
        <table:table-row>
          <table:table-cell table:style-name="Mejoras.A1" office:value-type="string">
            <text:p text:style-name="P17">Desarrollo</text:p>
          </table:table-cell>
          <table:table-cell table:style-name="Mejoras.A1" office:value-type="string">
            <text:p text:style-name="Table_20_Contents"/>
          </table:table-cell>
          <table:table-cell table:style-name="Mejoras.A1" office:value-type="string">
            <text:p text:style-name="Table_20_Contents"/>
          </table:table-cell>
          <table:table-cell table:style-name="Mejoras.D1" office:value-type="string">
            <text:p text:style-name="Table_20_Contents"/>
          </table:table-cell>
        </table:table-row>
        <table:table-row>
          <table:table-cell table:style-name="Mejoras.A2" office:value-type="string">
            <text:p text:style-name="P17">1</text:p>
          </table:table-cell>
          <table:table-cell table:style-name="Mejoras.A2" office:value-type="string">
            <text:p text:style-name="P17">Torres</text:p>
          </table:table-cell>
          <table:table-cell table:style-name="Mejoras.A2" office:value-type="string">
            <text:p text:style-name="P17">Todo junto, muro y torre.</text:p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2</text:p>
          </table:table-cell>
          <table:table-cell table:style-name="Mejoras.A2" office:value-type="string">
            <text:p text:style-name="P17">Torre y Muro</text:p>
          </table:table-cell>
          <table:table-cell table:style-name="Mejoras.A2" office:value-type="string">
            <text:p text:style-name="P17">Separado Torre y Muro</text:p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3</text:p>
          </table:table-cell>
          <table:table-cell table:style-name="Mejoras.A2" office:value-type="string">
            <text:p text:style-name="Table_20_Contents">--</text:p>
          </table:table-cell>
          <table:table-cell table:style-name="Mejoras.A2" office:value-type="string">
            <text:p text:style-name="P17">–</text:p>
          </table:table-cell>
          <table:table-cell table:style-name="Mejoras.D2" office:value-type="string">
            <text:p text:style-name="P17">Por Atributos</text:p>
          </table:table-cell>
        </table:table-row>
        <table:table-row>
          <table:table-cell table:style-name="Mejoras.A2" office:value-type="string">
            <text:p text:style-name="P17">4</text:p>
          </table:table-cell>
          <table:table-cell table:style-name="Mejoras.A2" office:value-type="string">
            <text:p text:style-name="P17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5</text:p>
          </table:table-cell>
          <table:table-cell table:style-name="Mejoras.A2" office:value-type="string">
            <text:p text:style-name="P17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17">Especialidades</text:p>
          </table:table-cell>
        </table:table-row>
      </table:table>
      <text:p text:style-name="P3"/>
      <text:p text:style-name="P2"/>
      <text:p text:style-name="P2">Music:</text:p>
      <text:p text:style-name="P2">1. 3 canciones: preparación bichos y boss</text:p>
      <text:p text:style-name="P2"/>
      <text:h text:style-name="P26" text:outline-level="2">Sonido</text:h>
      <text:p text:style-name="P2">1. Disparar Arma</text:p>
      <text:p text:style-name="P2">2. Golpe</text:p>
      <text:p text:style-name="P2">3. Morir Mounstro</text:p>
      <text:p text:style-name="P2">4. Empieza la batalla</text:p>
      <text:p text:style-name="P2"/>
      <text:h text:style-name="P27" text:outline-level="2">Niveles</text:h>
      <table:table table:name="Niveles" table:style-name="Niveles">
        <table:table-column table:style-name="Niveles.A" table:number-columns-repeated="3"/>
        <table:table-column table:style-name="Niveles.D"/>
        <table:table-row>
          <table:table-cell table:style-name="Niveles.A1" office:value-type="string">
            <text:p text:style-name="P18">Desarrollo</text:p>
          </table:table-cell>
          <table:table-cell table:style-name="Niveles.A1" office:value-type="string">
            <text:p text:style-name="Table_20_Contents"/>
          </table:table-cell>
          <table:table-cell table:style-name="Niveles.A1" office:value-type="string">
            <text:p text:style-name="Table_20_Contents"/>
          </table:table-cell>
          <table:table-cell table:style-name="Niveles.D1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1</text:p>
          </table:table-cell>
          <table:table-cell table:style-name="Niveles.A2" office:value-type="string">
            <text:p text:style-name="P18">Nivel Complet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2</text:p>
          </table:table-cell>
          <table:table-cell table:style-name="Niveles.A2" office:value-type="string">
            <text:p text:style-name="P18">Intr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3</text:p>
          </table:table-cell>
          <table:table-cell table:style-name="Niveles.A2" office:value-type="string">
            <text:p text:style-name="P18">Nivel 1 torre – Nivel 2 torres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4</text:p>
          </table:table-cell>
          <table:table-cell table:style-name="Niveles.A2" office:value-type="string">
            <text:p text:style-name="P18">Estructura Niveles</text:p>
          </table:table-cell>
          <table:table-cell table:style-name="Niveles.A2" office:value-type="string">
            <text:p text:style-name="P18">Cambia background</text:p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5</text:p>
          </table:table-cell>
          <table:table-cell table:style-name="Niveles.A2" office:value-type="string">
            <text:p text:style-name="P18">Niveles con estrellas</text:p>
          </table:table-cell>
          <table:table-cell table:style-name="Niveles.A2" office:value-type="string">
            <text:p text:style-name="P19">Relacionado con mejoras</text:p>
          </table:table-cell>
          <table:table-cell table:style-name="Niveles.D2" office:value-type="string">
            <text:p text:style-name="Table_20_Contents"/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5:58.592000000</meta:creation-date>
    <dc:date>2018-07-13T18:42:58.807000000</dc:date>
    <meta:editing-duration>PT42M45S</meta:editing-duration>
    <meta:editing-cycles>6</meta:editing-cycles>
    <meta:generator>LibreOffice/6.0.5.2$Windows_X86_64 LibreOffice_project/54c8cbb85f300ac59db32fe8a675ff7683cd5a16</meta:generator>
    <meta:document-statistic meta:table-count="8" meta:image-count="0" meta:object-count="0" meta:page-count="3" meta:paragraph-count="164" meta:word-count="308" meta:character-count="1732" meta:non-whitespace-character-count="1581"/>
  </office:meta>
</office:document-meta>
</file>